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2D3800000D7B3A2DAB2AEB1EAFB9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1.113cm" fo:margin-left="2.849cm" fo:margin-top="0cm" fo:margin-bottom="0cm" table:align="left" style:writing-mode="lr-tb"/>
    </style:style>
    <style:style style:name="Table1.A" style:family="table-column">
      <style:table-column-properties style:column-width="4.763cm"/>
    </style:style>
    <style:style style:name="Table1.B" style:family="table-column">
      <style:table-column-properties style:column-width="6.3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Table1.2" style:family="table-row">
      <style:table-row-properties style:min-row-height="2.792cm" fo:keep-together="auto"/>
    </style:style>
    <style:style style:name="P1" style:family="paragraph" style:parent-style-name="Standard">
      <style:text-properties style:font-name="Liberation Serif" fo:font-size="12pt" officeooo:rsid="00133003" officeooo:paragraph-rsid="00133003" style:font-size-asian="12pt" style:font-size-complex="12pt"/>
    </style:style>
    <style:style style:name="P2" style:family="paragraph" style:parent-style-name="Standard">
      <style:text-properties style:font-name="Liberation Serif" fo:font-size="12pt" officeooo:paragraph-rsid="0014b36d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4b36d" officeooo:paragraph-rsid="0014b36d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62a45" officeooo:paragraph-rsid="00162a45" style:font-size-asian="12pt" style:font-size-complex="12pt"/>
    </style:style>
    <style:style style:name="P5" style:family="paragraph" style:parent-style-name="Standard">
      <style:text-properties style:font-name="Liberation Serif" fo:font-size="12pt" officeooo:rsid="00170bb4" officeooo:paragraph-rsid="00170bb4" style:font-size-asian="12pt" style:font-size-complex="12pt"/>
    </style:style>
    <style:style style:name="P6" style:family="paragraph" style:parent-style-name="Standard">
      <style:text-properties fo:color="#000000" style:font-name="Liberation Serif" fo:font-size="12pt" officeooo:rsid="00133003" officeooo:paragraph-rsid="00133003" style:font-size-asian="12pt" style:font-size-complex="12pt"/>
    </style:style>
    <style:style style:name="P7" style:family="paragraph" style:parent-style-name="Default">
      <style:text-properties style:font-name="Liberation Serif" fo:font-size="12pt" officeooo:rsid="00170bb4" officeooo:paragraph-rsid="001727c2" style:font-size-asian="12pt" style:font-size-complex="12pt"/>
    </style:style>
    <style:style style:name="P8" style:family="paragraph" style:parent-style-name="Default">
      <style:paragraph-properties fo:margin-left="1.27cm" fo:margin-right="0cm" fo:text-indent="0cm" style:auto-text-indent="false"/>
      <style:text-properties style:font-name="Liberation Serif" fo:font-size="12pt" officeooo:paragraph-rsid="001727c2" style:font-size-asian="12pt" style:font-size-complex="12pt"/>
    </style:style>
    <style:style style:name="P9" style:family="paragraph" style:parent-style-name="body_20_text_20_abcd" style:list-style-name="WWNum1">
      <style:text-properties style:font-name="Liberation Serif" fo:font-size="12pt" officeooo:paragraph-rsid="0014b36d" style:font-size-asian="12pt" style:font-size-complex="12pt"/>
    </style:style>
    <style:style style:name="P10" style:family="paragraph" style:parent-style-name="body_20_text_20_abcd" style:list-style-name="WWNum1">
      <style:text-properties style:font-name="Liberation Serif" fo:font-size="12pt" officeooo:paragraph-rsid="001727c2" style:font-size-asian="12pt" style:font-size-complex="12pt"/>
    </style:style>
    <style:style style:name="P11" style:family="paragraph" style:parent-style-name="body_20_text_20_abcd" style:list-style-name="WWNum1">
      <style:text-properties style:font-name="Liberation Serif" fo:font-size="12pt" officeooo:rsid="00133003" officeooo:paragraph-rsid="001727c2" style:font-size-asian="12pt" style:font-size-complex="12pt"/>
    </style:style>
    <style:style style:name="P12" style:family="paragraph" style:parent-style-name="Default">
      <style:paragraph-properties fo:margin-top="0cm" fo:margin-bottom="0cm" loext:contextual-spacing="false" fo:line-height="100%" fo:text-align="center" style:justify-single-word="false"/>
      <style:text-properties style:font-name="Liberation Serif" fo:font-size="12pt" fo:font-weight="bold" officeooo:paragraph-rsid="001727c2" style:font-name-asian="Times New Roman1" style:font-size-asian="12pt" style:font-weight-asian="bold" style:font-name-complex="Times New Roman1" style:font-size-complex="12pt"/>
    </style:style>
    <style:style style:name="P13" style:family="paragraph" style:parent-style-name="Default">
      <style:paragraph-properties fo:margin-top="0.212cm" fo:margin-bottom="0cm" loext:contextual-spacing="false" fo:line-height="100%" fo:text-align="center" style:justify-single-word="false"/>
      <style:text-properties style:font-name="Liberation Serif" fo:font-size="12pt" fo:font-weight="bold" officeooo:paragraph-rsid="001727c2" style:font-name-asian="Times New Roman1" style:font-size-asian="12pt" style:font-weight-asian="bold" style:font-name-complex="Times New Roman1" style:font-size-complex="12pt"/>
    </style:style>
    <style:style style:name="P14" style:family="paragraph" style:parent-style-name="Default">
      <style:text-properties style:font-name="Liberation Serif" fo:font-size="12pt" officeooo:rsid="001abcb7" officeooo:paragraph-rsid="001abcb7" style:font-size-asian="12pt" style:font-size-complex="12pt"/>
    </style:style>
    <style:style style:name="P15" style:family="paragraph" style:parent-style-name="Default">
      <style:text-properties style:font-name="Liberation Serif" fo:font-size="11.5pt" officeooo:rsid="001f91cc" officeooo:paragraph-rsid="001f91cc" style:font-size-asian="11.5pt" style:font-size-complex="11.5pt"/>
    </style:style>
    <style:style style:name="P16" style:family="paragraph" style:parent-style-name="Default">
      <style:paragraph-properties fo:text-align="center" style:justify-single-word="false"/>
      <style:text-properties officeooo:paragraph-rsid="001e8a6e"/>
    </style:style>
    <style:style style:name="P17" style:family="paragraph" style:parent-style-name="Default">
      <style:text-properties officeooo:paragraph-rsid="001e8a6e"/>
    </style:style>
    <style:style style:name="P18" style:family="paragraph" style:parent-style-name="Default">
      <style:paragraph-properties fo:margin-left="1.27cm" fo:margin-right="0cm" fo:text-indent="0cm" style:auto-text-indent="false"/>
      <style:text-properties style:font-name="Liberation Serif" fo:font-size="12pt" officeooo:paragraph-rsid="001abcb7" style:font-size-asian="12pt" style:font-size-complex="12pt"/>
    </style:style>
    <style:style style:name="P19" style:family="paragraph" style:parent-style-name="Default">
      <style:paragraph-properties fo:margin-left="1.27cm" fo:margin-right="0cm" fo:text-indent="0cm" style:auto-text-indent="false"/>
      <style:text-properties style:font-name="Liberation Serif" fo:font-size="12pt" officeooo:rsid="001b4f71" officeooo:paragraph-rsid="001b4f71" style:font-size-asian="12pt" style:font-size-complex="12pt"/>
    </style:style>
    <style:style style:name="P20" style:family="paragraph" style:parent-style-name="Default">
      <style:paragraph-properties fo:margin-left="1.27cm" fo:margin-right="0cm" fo:text-indent="0cm" style:auto-text-indent="false"/>
      <style:text-properties style:font-name="Liberation Serif" fo:font-size="12pt" officeooo:rsid="001cbcf9" officeooo:paragraph-rsid="001cbcf9" style:font-size-asian="12pt" style:font-size-complex="12pt"/>
    </style:style>
    <style:style style:name="P21" style:family="paragraph" style:parent-style-name="Standard">
      <style:text-properties style:font-name="Liberation Serif" fo:font-size="12pt" officeooo:rsid="00170bb4" officeooo:paragraph-rsid="001727c2" style:font-size-asian="12pt" style:font-size-complex="12pt"/>
    </style:style>
    <style:style style:name="P22" style:family="paragraph" style:parent-style-name="Standard">
      <style:text-properties style:font-name="Liberation Serif" fo:font-size="12pt" officeooo:rsid="001900ab" officeooo:paragraph-rsid="001900ab" style:font-size-asian="12pt" style:font-size-complex="12pt"/>
    </style:style>
    <style:style style:name="P23" style:family="paragraph" style:parent-style-name="Standard" style:list-style-name="L1">
      <style:text-properties officeooo:paragraph-rsid="001727c2"/>
    </style:style>
    <style:style style:name="P24" style:family="paragraph" style:parent-style-name="Standard">
      <style:text-properties style:font-name="Liberation Serif" fo:font-size="12pt" officeooo:rsid="001900ab" officeooo:paragraph-rsid="001900ab" style:font-size-asian="12pt" style:font-size-complex="12pt"/>
    </style:style>
    <style:style style:name="P25" style:family="paragraph" style:parent-style-name="Standard">
      <style:text-properties style:font-name="Liberation Serif" fo:font-size="12pt" officeooo:rsid="001abcb7" officeooo:paragraph-rsid="001abcb7" style:font-size-asian="12pt" style:font-size-complex="12pt"/>
    </style:style>
    <style:style style:name="P26" style:family="paragraph" style:parent-style-name="indented_20_text_2b_4">
      <style:paragraph-properties fo:margin-left="0cm" fo:margin-right="0cm" fo:text-align="justify" style:justify-single-word="false" fo:text-indent="1.27cm" style:auto-text-indent="false"/>
      <style:text-properties fo:color="#000000" style:font-name="Liberation Serif" fo:font-size="12pt" officeooo:paragraph-rsid="001abcb7" style:font-size-asian="12pt" style:font-size-complex="12pt"/>
    </style:style>
    <style:style style:name="P27" style:family="paragraph" style:parent-style-name="indented_20_text_2b_4">
      <style:paragraph-properties fo:margin-left="0cm" fo:margin-right="0cm" fo:text-align="justify" style:justify-single-word="false" fo:text-indent="1.27cm" style:auto-text-indent="false"/>
      <style:text-properties style:font-name="Liberation Serif" fo:font-size="12pt" officeooo:paragraph-rsid="001abcb7" style:font-size-asian="12pt" style:font-size-complex="12pt"/>
    </style:style>
    <style:style style:name="P28" style:family="paragraph" style:parent-style-name="body_20_text_20_abcd_2b_4">
      <style:paragraph-properties fo:text-align="justify" style:justify-single-word="false"/>
      <style:text-properties officeooo:paragraph-rsid="001abcb7"/>
    </style:style>
    <style:style style:name="P29" style:family="paragraph" style:parent-style-name="body_20_text_20_abcd_2b_4" style:list-style-name="WWNum2">
      <style:paragraph-properties fo:text-align="justify" style:justify-single-word="false"/>
      <style:text-properties officeooo:paragraph-rsid="001e8a6e"/>
    </style:style>
    <style:style style:name="P30" style:family="paragraph" style:parent-style-name="body_20_text_20_abcd_2b_4">
      <style:paragraph-properties fo:text-align="justify" style:justify-single-word="false"/>
      <style:text-properties style:font-name="Liberation Serif" fo:font-size="12pt" officeooo:paragraph-rsid="001abcb7" style:font-size-asian="12pt" style:font-size-complex="12pt"/>
    </style:style>
    <style:style style:name="T1" style:family="text">
      <style:text-properties fo:color="#000000"/>
    </style:style>
    <style:style style:name="T2" style:family="text">
      <style:text-properties fo:color="#000000" fo:font-size="11.5pt" style:font-size-asian="11.5pt" style:font-size-complex="11.5pt"/>
    </style:style>
    <style:style style:name="T3" style:family="text">
      <style:text-properties fo:color="#000000" style:font-name="Liberation Serif" fo:font-size="12pt" style:font-size-asian="12pt" style:font-size-complex="12pt"/>
    </style:style>
    <style:style style:name="T4" style:family="text">
      <style:text-properties fo:color="#000000" style:font-name="Liberation Serif" fo:font-size="12pt" officeooo:rsid="001727c2" style:font-size-asian="12pt" style:font-size-complex="12pt"/>
    </style:style>
    <style:style style:name="T5" style:family="text">
      <style:text-properties fo:color="#000000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1.5pt" style:font-size-asian="11.5pt" style:font-size-complex="11.5pt"/>
    </style:style>
    <style:style style:name="T9" style:family="text">
      <style:text-properties fo:font-size="11.5pt" fo:font-weight="bold" style:font-size-asian="11.5pt" style:font-weight-asian="bold" style:font-size-complex="11.5pt"/>
    </style:style>
    <style:style style:name="T10" style:family="text">
      <style:text-properties officeooo:rsid="001abcb7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fo:font-size="12pt" style:font-size-asian="12pt" style:font-size-complex="12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style:text-position="super 58%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span text:style-name="T1">Two numbers are input through the keyboard into two locations C and D. Write a program to interchange the contents of C and D.</text:span></text:p>
      <text:p text:style-name="P6"/>
      <text:p text:style-name="P1">#include&lt;stdio.h&gt;</text:p>
      <text:p text:style-name="P1">void main()</text:p>
      <text:p text:style-name="P1">{</text:p>
      <text:p text:style-name="P1">int c,d,temp;</text:p>
      <text:p text:style-name="P1">printf("Enter number C:");</text:p>
      <text:p text:style-name="P1">scanf("%d",&amp;c);</text:p>
      <text:p text:style-name="P1">printf("Enter number D:");</text:p>
      <text:p text:style-name="P1">scanf("%d",&amp;d);</text:p>
      <text:p text:style-name="P1">temp=c;</text:p>
      <text:p text:style-name="P1">c=d;</text:p>
      <text:p text:style-name="P1">d=temp;</text:p>
      <text:p text:style-name="P1">printf("C=%d\nD=%d",c,d);</text:p>
      <text:p text:style-name="P1">}</text:p>
      <text:p text:style-name="P1"/>
      <text:p text:style-name="P1">Ouptut:</text:p>
      <text:p text:style-name="P1">Enter number C:5</text:p>
      <text:p text:style-name="P1">Enter number D:7</text:p>
      <text:p text:style-name="P1">C=7</text:p>
      <text:p text:style-name="P1">D=5</text:p>
      <text:p text:style-name="P1"/>
      <text:p text:style-name="P2">2. If a five-digit number is input through the keyboard</text:p>
      <text:list xml:id="list7076746622008383461" text:style-name="WWNum1">
        <text:list-item>
          <text:list>
            <text:list-item>
              <text:p text:style-name="P9">Write a program to calculate the sum of its digits. (Hint: Use the modulus operator ‘%’) </text:p>
            </text:list-item>
            <text:list-item>
              <text:p text:style-name="P10">Write a program to reverse the number.</text:p>
            </text:list-item>
            <text:list-item>
              <text:p text:style-name="P11">Write a program to print a new number by adding one to each of its digits. For example if the number that is input is 12391 then the output should be displayed as 23402.</text:p>
            </text:list-item>
          </text:list>
        </text:list-item>
      </text:list>
      <text:p text:style-name="P3"/>
      <text:p text:style-name="P3">a.</text:p>
      <text:p text:style-name="P3">#include&lt;stdio.h&gt;</text:p>
      <text:p text:style-name="P3">void main()</text:p>
      <text:p text:style-name="P3">{</text:p>
      <text:p text:style-name="P3">int a,b,temp,sum=0;</text:p>
      <text:p text:style-name="P3">printf("Enter a 5 digit number:\n");</text:p>
      <text:p text:style-name="P3">scanf("%d",&amp;a);</text:p>
      <text:p text:style-name="P3">while(a&gt;0)</text:p>
      <text:p text:style-name="P3">{</text:p>
      <text:p text:style-name="P3">temp=a%10;</text:p>
      <text:p text:style-name="P3">sum+=temp;</text:p>
      <text:p text:style-name="P3">a=a/10;</text:p>
      <text:p text:style-name="P3">}</text:p>
      <text:p text:style-name="P3">printf("\nSum=%d",sum);</text:p>
      <text:p text:style-name="P3">}</text:p>
      <text:p text:style-name="P3"/>
      <text:p text:style-name="P3">Output:</text:p>
      <text:p text:style-name="P3">Enter a 5 digit number:</text:p>
      <text:p text:style-name="P3">4512</text:p>
      <text:p text:style-name="P3"/>
      <text:p text:style-name="P3">Sum=12</text:p>
      <text:p text:style-name="P3"><text:soft-page-break/></text:p>
      <text:p text:style-name="P4"/>
      <text:p text:style-name="P4">b.</text:p>
      <text:p text:style-name="P4">#include&lt;stdio.h&gt;</text:p>
      <text:p text:style-name="P4">void main()</text:p>
      <text:p text:style-name="P4">{</text:p>
      <text:p text:style-name="P4">int a,temp,rev=0;</text:p>
      <text:p text:style-name="P4">printf("Enter a 5 digit number:\n");</text:p>
      <text:p text:style-name="P4">scanf("%d",&amp;a);</text:p>
      <text:p text:style-name="P4">while(a&gt;0)</text:p>
      <text:p text:style-name="P4">{</text:p>
      <text:p text:style-name="P4">temp=a%10;</text:p>
      <text:p text:style-name="P4">rev=rev*10+temp;</text:p>
      <text:p text:style-name="P4">a=a/10;</text:p>
      <text:p text:style-name="P4">}</text:p>
      <text:p text:style-name="P4">printf("\nReverse= %d",rev);</text:p>
      <text:p text:style-name="P4">}</text:p>
      <text:p text:style-name="P4"/>
      <text:p text:style-name="P4">Output:</text:p>
      <text:p text:style-name="P4">Enter a 5 digit number:</text:p>
      <text:p text:style-name="P4">1023</text:p>
      <text:p text:style-name="P4"/>
      <text:p text:style-name="P4">Reverse= 3201</text:p>
      <text:p text:style-name="P1"/>
      <text:p text:style-name="P4">12345</text:p>
      <text:p text:style-name="P4">23456</text:p>
      <text:p text:style-name="P4"/>
      <text:p text:style-name="P5">#include&lt;stdio.h&gt;</text:p>
      <text:p text:style-name="P5">void main()</text:p>
      <text:p text:style-name="P5">{</text:p>
      <text:p text:style-name="P5">int a,rem,temp,i=1,b=0;</text:p>
      <text:p text:style-name="P5">printf("Enter a 5 digit number:\n");</text:p>
      <text:p text:style-name="P5">scanf("%d",&amp;a);</text:p>
      <text:p text:style-name="P5">while(a&gt;0)</text:p>
      <text:p text:style-name="P5">{</text:p>
      <text:p text:style-name="P5">rem=a%10;</text:p>
      <text:p text:style-name="P5">if(rem==9)</text:p>
      <text:p text:style-name="P5"><text:s/>temp=0;</text:p>
      <text:p text:style-name="P5">else</text:p>
      <text:p text:style-name="P5"><text:s/>temp=rem+1;</text:p>
      <text:p text:style-name="P5">b+=temp*i;</text:p>
      <text:p text:style-name="P5">i=i*10;</text:p>
      <text:p text:style-name="P5">a=a/10;</text:p>
      <text:p text:style-name="P5">}</text:p>
      <text:p text:style-name="P5">printf("%d",b);</text:p>
      <text:p text:style-name="P5">}</text:p>
      <text:p text:style-name="P5"/>
      <text:p text:style-name="P5">Output:</text:p>
      <text:p text:style-name="P5">Enter a 5 digit number:</text:p>
      <text:p text:style-name="P5">12391</text:p>
      <text:p text:style-name="P21">23402</text:p>
      <text:list xml:id="list3694484904103440989" text:style-name="L1">
        <text:list-header>
          <text:p text:style-name="P23"><text:soft-page-break/><text:span text:style-name="T4">3. </text:span><text:span text:style-name="T3">For any character is entered through the keyboard, write a program to determine whether the character entered is a capital letter, a small case letter, a digit or a special symbol. The following table shows the range of ASCII values for various characters. </text:span></text:p>
        </text:list-header>
      </text:list>
      <text:p text:style-name="P8"/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Characters</text:p>
          </table:table-cell>
          <table:table-cell table:style-name="Table1.A1" office:value-type="string">
            <text:p text:style-name="P12">ASCII Values in decimal</text:p>
          </table:table-cell>
        </table:table-row>
        <table:table-row table:style-name="Table1.2">
          <table:table-cell table:style-name="Table1.A1" office:value-type="string">
            <text:p text:style-name="P13">A – Z</text:p>
            <text:p text:style-name="P13">a – z</text:p>
            <text:p text:style-name="P13">0 - 9</text:p>
            <text:p text:style-name="P13">Special symbols</text:p>
          </table:table-cell>
          <table:table-cell table:style-name="Table1.A1" office:value-type="string">
            <text:p text:style-name="P13">65 – 90</text:p>
            <text:p text:style-name="P13">97 – 122</text:p>
            <text:p text:style-name="P13">48 – 57</text:p>
            <text:p text:style-name="P13">0 – 47, 58 – 64, 91 – 96, 123 - 127</text:p>
          </table:table-cell>
        </table:table-row>
      </table:table>
      <text:p text:style-name="P7"><text:s/></text:p>
      <text:p text:style-name="P7"/>
      <text:p text:style-name="P22">#include&lt;stdio.h&gt;</text:p>
      <text:p text:style-name="P22">void main()</text:p>
      <text:p text:style-name="P22">{</text:p>
      <text:p text:style-name="P22">char a;</text:p>
      <text:p text:style-name="P22">printf("Enter a character:");</text:p>
      <text:p text:style-name="P22">scanf("%c",&amp;a);</text:p>
      <text:p text:style-name="P22">if(a&gt;=65&amp;&amp;a&lt;=90)</text:p>
      <text:p text:style-name="P22">printf("capital letter\n");</text:p>
      <text:p text:style-name="P22">else if(a&gt;=97&amp;&amp;a&lt;=122)</text:p>
      <text:p text:style-name="P22">printf("small letter\n");</text:p>
      <text:p text:style-name="P22">else if(a&gt;=48&amp;&amp;a&lt;=57)</text:p>
      <text:p text:style-name="P22">printf("digit\n");</text:p>
      <text:p text:style-name="P22">else</text:p>
      <text:p text:style-name="P22">printf("special symbol\n");</text:p>
      <text:p text:style-name="P22">}</text:p>
      <text:p text:style-name="P22"/>
      <text:p text:style-name="P22">4.Write a program to display the number (1-10) entered through the keyboard using <text:span text:style-name="T6">switch</text:span> statement.</text:p>
      <text:p text:style-name="P22"/>
      <text:p text:style-name="P25">#include&lt;stdio.h&gt;</text:p>
      <text:p text:style-name="P25">void main()</text:p>
      <text:p text:style-name="P25">{</text:p>
      <text:p text:style-name="P25">int num;</text:p>
      <text:p text:style-name="P25">printf("Enter a number:\n");</text:p>
      <text:p text:style-name="P25">scanf("%d",&amp;num);</text:p>
      <text:p text:style-name="P25">switch(num)</text:p>
      <text:p text:style-name="P25">{</text:p>
      <text:p text:style-name="P25">case 1:</text:p>
      <text:p text:style-name="P25">printf("1\n");</text:p>
      <text:p text:style-name="P25">break;</text:p>
      <text:p text:style-name="P25">case 2:</text:p>
      <text:p text:style-name="P25">printf("2\n");</text:p>
      <text:p text:style-name="P25">break;</text:p>
      <text:p text:style-name="P25">case 3:</text:p>
      <text:p text:style-name="P25">printf("3\n");</text:p>
      <text:p text:style-name="P25">break;</text:p>
      <text:p text:style-name="P25">case 4:</text:p>
      <text:p text:style-name="P25">printf("4\n");</text:p>
      <text:p text:style-name="P25"><text:soft-page-break/>break;</text:p>
      <text:p text:style-name="P25">case 5:</text:p>
      <text:p text:style-name="P25">printf("5\n");</text:p>
      <text:p text:style-name="P25">break;</text:p>
      <text:p text:style-name="P25">case 6:</text:p>
      <text:p text:style-name="P25">printf("6\n");</text:p>
      <text:p text:style-name="P25">break;</text:p>
      <text:p text:style-name="P25">case 7: </text:p>
      <text:p text:style-name="P25">printf("7\n"); </text:p>
      <text:p text:style-name="P25">break; </text:p>
      <text:p text:style-name="P25">case 8: </text:p>
      <text:p text:style-name="P25">printf("8\n"); </text:p>
      <text:p text:style-name="P25">break; </text:p>
      <text:p text:style-name="P25">case 9: </text:p>
      <text:p text:style-name="P25">printf("9\n"); </text:p>
      <text:p text:style-name="P25">break; </text:p>
      <text:p text:style-name="P25">case 10: </text:p>
      <text:p text:style-name="P25">printf("10\n"); </text:p>
      <text:p text:style-name="P25">break; </text:p>
      <text:p text:style-name="P25">default:</text:p>
      <text:p text:style-name="P25">printf("Please enter a number between 1-10\n");</text:p>
      <text:p text:style-name="P25">break;</text:p>
      <text:p text:style-name="P25">}</text:p>
      <text:p text:style-name="P25"/>
      <text:p text:style-name="P25"/>
      <text:p text:style-name="P28"><text:span text:style-name="T10">5. </text:span><text:span text:style-name="T12">Write a general-purpose function to convert any given year into its roman equivalent. The following table shows the roman equivalents of decimal numbers:</text:span></text:p>
      <text:p text:style-name="P30"/>
      <text:p text:style-name="P18"><draw:frame draw:style-name="fr1" draw:name="Picture 1" text:anchor-type="as-char" svg:width="12.25cm" svg:height="3.651cm" draw:z-index="0"><draw:image xlink:href="Pictures/2000000900002D3800000D7B3A2DAB2AEB1EAFB9.wmf" xlink:type="simple" xlink:show="embed" xlink:actuate="onLoad"/></draw:frame></text:p>
      <text:p text:style-name="P26"/>
      <text:p text:style-name="P27"><text:span text:style-name="T1">Example: </text:span></text:p>
      <text:p text:style-name="P27"><text:span text:style-name="T1">Roman equivalent of 1988 is mdcccclxxxviii</text:span></text:p>
      <text:p text:style-name="P18">Roman equivalent of 1525 is mdxxv</text:p>
      <text:p text:style-name="P18"/>
      <text:p text:style-name="P19">include&lt;stdio.h&gt;</text:p>
      <text:p text:style-name="P19">void roman(int);</text:p>
      <text:p text:style-name="P19">void main()</text:p>
      <text:p text:style-name="P19">{</text:p>
      <text:p text:style-name="P19">int num;</text:p>
      <text:p text:style-name="P19">printf("Enter a year:\n");</text:p>
      <text:p text:style-name="P19">scanf("%d",&amp;num);</text:p>
      <text:p text:style-name="P20">printf(“Roman equivalent of %d is ”,num);</text:p>
      <text:p text:style-name="P19">roman(num);</text:p>
      <text:p text:style-name="P19">}</text:p>
      <text:p text:style-name="P19">void roman(int n)</text:p>
      <text:p text:style-name="P19">{</text:p>
      <text:p text:style-name="P19"><text:soft-page-break/>int q,rem,i;</text:p>
      <text:p text:style-name="P19">q=n/1000;</text:p>
      <text:p text:style-name="P19">rem=n%1000;</text:p>
      <text:p text:style-name="P19">for(i=0;i&lt;q;i++)</text:p>
      <text:p text:style-name="P19">printf("m");</text:p>
      <text:p text:style-name="P19">n=rem;</text:p>
      <text:p text:style-name="P19">q=n/500;</text:p>
      <text:p text:style-name="P19">rem=n%500;</text:p>
      <text:p text:style-name="P19">for(i=0;i&lt;q;i++)</text:p>
      <text:p text:style-name="P19">printf("d");</text:p>
      <text:p text:style-name="P19">n=rem; <text:s text:c="2"/></text:p>
      <text:p text:style-name="P19">q=n/100;</text:p>
      <text:p text:style-name="P19">rem=n%100;</text:p>
      <text:p text:style-name="P19">for(i=0;i&lt;q;i++)</text:p>
      <text:p text:style-name="P19">printf("c");</text:p>
      <text:p text:style-name="P19">n=rem; <text:s text:c="2"/></text:p>
      <text:p text:style-name="P19">q=n/50;</text:p>
      <text:p text:style-name="P19">rem=n%50;</text:p>
      <text:p text:style-name="P19">for(i=0;i&lt;q;i++)</text:p>
      <text:p text:style-name="P19">printf("l");</text:p>
      <text:p text:style-name="P19">n=rem; <text:s text:c="2"/></text:p>
      <text:p text:style-name="P19">q=n/10;</text:p>
      <text:p text:style-name="P19">rem=n%10;</text:p>
      <text:p text:style-name="P19">for(i=0;i&lt;q;i++)</text:p>
      <text:p text:style-name="P19">printf("x");</text:p>
      <text:p text:style-name="P19">n=rem; <text:s text:c="2"/></text:p>
      <text:p text:style-name="P19">q=n/5;</text:p>
      <text:p text:style-name="P19">rem=n%5;</text:p>
      <text:p text:style-name="P19">for(i=0;i&lt;q;i++)</text:p>
      <text:p text:style-name="P19">printf("v");</text:p>
      <text:p text:style-name="P19">q=rem;</text:p>
      <text:p text:style-name="P19">for(i=0;i&lt;q;i++)</text:p>
      <text:p text:style-name="P19">printf("i");</text:p>
      <text:p text:style-name="P19">}</text:p>
      <text:p text:style-name="P14"><text:span text:style-name="T6"><text:tab/></text:span></text:p>
      <text:p text:style-name="P16"><text:span text:style-name="T6">Assignment # 2</text:span></text:p>
      <text:p text:style-name="P17"/>
      <text:list xml:id="list8497257201132446854" text:style-name="WWNum2">
        <text:list-item>
          <text:p text:style-name="P29">Write a function <text:span text:style-name="T7">power (a, b)</text:span> to calculate the value of <text:span text:style-name="T13">a</text:span><text:span text:style-name="T14">b</text:span><text:span text:style-name="T7">.</text:span></text:p>
        </text:list-item>
      </text:list>
      <text:p text:style-name="P15">#include&lt;stdio.h&gt;</text:p>
      <text:p text:style-name="P15">int power(int,int);</text:p>
      <text:p text:style-name="P15">void main()</text:p>
      <text:p text:style-name="P15">{</text:p>
      <text:p text:style-name="P15">int a,b,c;</text:p>
      <text:p text:style-name="P15">printf("Enter the base and exponent:\n");</text:p>
      <text:p text:style-name="P15">scanf("%d%d",&amp;a,&amp;b);</text:p>
      <text:p text:style-name="P15">c=power(a,b);</text:p>
      <text:p text:style-name="P15">printf("%d to the power of %d = %d\n",a,b,c);</text:p>
      <text:p text:style-name="P15">}</text:p>
      <text:p text:style-name="P15">int power(int x,int y)</text:p>
      <text:p text:style-name="P15">{</text:p>
      <text:p text:style-name="P15">int i;</text:p>
      <text:p text:style-name="P15">int z=1;</text:p>
      <text:p text:style-name="P15">if(y==0)</text:p>
      <text:p text:style-name="P15"><text:soft-page-break/>return 1;</text:p>
      <text:p text:style-name="P15">else</text:p>
      <text:p text:style-name="P15">{</text:p>
      <text:p text:style-name="P15">for(i=0;i&lt;y;i++)</text:p>
      <text:p text:style-name="P15">z=z*x;</text:p>
      <text:p text:style-name="P15">return z;</text:p>
      <text:p text:style-name="P15">}</text:p>
      <text:p text:style-name="P15">}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body_20_text_20_abcd" style:display-name="body text abcd" style:family="paragraph" style:parent-style-name="Default" style:next-style-name="Default" style:default-outline-level="">
      <style:text-properties fo:color="#00000a"/>
    </style:style>
    <style:style style:name="indented_20_text_2b_1" style:display-name="indented text+1" style:family="paragraph" style:parent-style-name="Default" style:next-style-name="Default" style:default-outline-level="">
      <style:text-properties fo:color="#00000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ody_20_text_20_abcd_2b_4" style:display-name="body text abcd+4" style:family="paragraph" style:parent-style-name="Default" style:next-style-name="Default" style:default-outline-level="">
      <style:text-properties fo:color="#00000a"/>
    </style:style>
    <style:style style:name="indented_20_text_2b_4" style:display-name="indented text+4" style:family="paragraph" style:parent-style-name="Default" style:next-style-name="Default" style:default-outline-level="">
      <style:text-properties fo:color="#00000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15:02:27.679940491</meta:creation-date>
    <dc:date>2019-08-27T22:31:37.718296481</dc:date>
    <meta:editing-duration>PT2H2M38S</meta:editing-duration>
    <meta:editing-cycles>6</meta:editing-cycles>
    <meta:generator>LibreOffice/5.1.6.2$Linux_X86_64 LibreOffice_project/10m0$Build-2</meta:generator>
    <meta:document-statistic meta:table-count="1" meta:image-count="1" meta:object-count="0" meta:page-count="6" meta:paragraph-count="233" meta:word-count="547" meta:character-count="3643" meta:non-whitespace-character-count="3291"/>
  </office:meta>
</office:document-meta>
</file>